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8FF19_29</text:p>
      <text:p text:style-name="P5">American Genizah Project: Partnership for Posterity</text:p>
      <text:p text:style-name="P5">Sabato Morais Collection Catalogue Template</text:p>
      <text:p text:style-name="P6"/>
      <text:p text:style-name="P6">Cataloguer: Heather Newlin</text:p>
      <text:p text:style-name="P6"/>
      <text:p text:style-name="P6"/>
      <text:p text:style-name="P6">I. Provenance</text:p>
      <text:p text:style-name="P6"/>
      <text:p text:style-name="P6">Source: CAJS Sabato Morais Papers</text:p>
      <text:p text:style-name="P6">Location: Box 8, FF 19</text:p>
      <text:p text:style-name="P6">Restrictions: ?</text:p>
      <text:p text:style-name="P6"/>
      <text:p text:style-name="P6">II. Descriptive Metadata</text:p>
      <text:p text:style-name="P6"/>
      <text:p text:style-name="P6">Script<text:tab/><text:tab/><text:tab/><text:tab/><text:tab/><text:tab/>Manuscript</text:p>
      <text:p text:style-name="P6"><text:s/>(manuscript or typescript) <text:tab/><text:tab/><text:tab/><text:tab/></text:p>
      <text:p text:style-name="P6">Language (s)<text:tab/><text:tab/><text:tab/><text:tab/><text:tab/>English<text:tab/><text:tab/><text:tab/><text:tab/><text:tab/></text:p>
      <text:p text:style-name="P6">Author of letter<text:tab/><text:tab/><text:tab/><text:tab/>Solis Cohen Bernstein<text:tab/></text:p>
      <text:p text:style-name="P6">Signed letter<text:tab/><text:tab/><text:tab/><text:tab/><text:tab/></text:p>
      <text:p text:style-name="P6">Unsigned letter</text:p>
      <text:p text:style-name="P6">Dictated letter</text:p>
      <text:p text:style-name="P6">Anonymous</text:p>
      <text:p text:style-name="P6">Addressee of letter<text:tab/><text:tab/><text:tab/><text:tab/>Sabato Morais</text:p>
      <text:p text:style-name="P6">Addressee as “Editor”<text:tab/><text:tab/><text:tab/><text:tab/></text:p>
      <text:p text:style-name="P6">Date (derived from Hebrew Date)<text:tab/><text:tab/></text:p>
      <text:p text:style-name="P6">Date (derived from Gregorian calendar)<text:tab/>March 23 </text:p>
      <text:p text:style-name="P6">Month<text:tab/><text:tab/><text:tab/><text:tab/><text:tab/><text:tab/>March</text:p>
      <text:p text:style-name="P6">Year<text:tab/><text:tab/><text:tab/><text:tab/><text:tab/><text:tab/></text:p>
      <text:p text:style-name="P6">Hebrew Date<text:tab/><text:tab/><text:tab/><text:tab/><text:tab/></text:p>
      <text:p text:style-name="P6">Undated</text:p>
      <text:p text:style-name="P6">City<text:tab/><text:tab/><text:tab/><text:tab/><text:tab/><text:tab/>Portland</text:p>
      <text:p text:style-name="P6">State<text:tab/><text:tab/><text:tab/><text:tab/><text:tab/><text:tab/>OR</text:p>
      <text:p text:style-name="P6">Country<text:tab/><text:tab/><text:tab/><text:tab/><text:tab/>USA</text:p>
      <text:p text:style-name="P6">Subject<text:tab/><text:tab/><text:tab/><text:tab/><text:tab/></text:p>
      <text:p text:style-name="P6">Keywords</text:p>
      <text:p text:style-name="P6"/>
      <text:p text:style-name="P6"/>
      <text:p text:style-name="P6">III. Document Types</text:p>
      <text:p text:style-name="P6"/>
      <text:p text:style-name="P6">Correspondence<text:tab/><text:tab/><text:tab/><text:tab/>Y</text:p>
      <text:p text:style-name="P6">(Synagogue) Sermon</text:p>
      <text:p text:style-name="P6">(Public) Discourse</text:p>
      <text:p text:style-name="P6">Literary Document<text:tab/><text:tab/><text:tab/><text:tab/></text:p>
      <text:p text:style-name="P6">Legal Document</text:p>
      <text:p text:style-name="P6">Receipts</text:p>
      <text:p text:style-name="P6">Newspaper Clipping</text:p>
      <text:p text:style-name="P6">Greeting Card</text:p>
      <text:p text:style-name="P6">Calling Card</text:p>
      <text:p text:style-name="P6"><text:soft-page-break/></text:p>
      <text:p text:style-name="P6"/>
      <text:p text:style-name="P6">IV. Physical Features </text:p>
      <text:p text:style-name="P6"/>
      <text:p text:style-name="P6">Condition (e.g. fragile)<text:tab/><text:tab/><text:tab/></text:p>
      <text:p text:style-name="P6">Paper size (letter or legal size)<text:tab/><text:tab/></text:p>
      <text:p text:style-name="P6">Number of Pages<text:tab/><text:tab/><text:tab/><text:tab/>1</text:p>
      <text:p text:style-name="P6">Number of Sheets<text:tab/><text:tab/><text:tab/><text:tab/>1</text:p>
      <text:p text:style-name="P6">Fragment<text:tab/><text:tab/><text:tab/><text:tab/><text:tab/></text:p>
      <text:p text:style-name="P6">Pagination </text:p>
      <text:p text:style-name="P6">Foliation</text:p>
      <text:p text:style-name="P6">Additional Numeration</text:p>
      <text:p text:style-name="P6">Envelope<text:tab/><text:tab/><text:tab/><text:tab/><text:tab/></text:p>
      <text:p text:style-name="P6">Stamp<text:tab/><text:tab/><text:tab/><text:tab/><text:tab/><text:tab/></text:p>
      <text:p text:style-name="P6">Postma<text:tab/>rk<text:tab/><text:tab/><text:tab/><text:tab/><text:tab/></text:p>
      <text:p text:style-name="P6">Wax seal<text:tab/><text:tab/><text:tab/><text:tab/><text:tab/></text:p>
      <text:p text:style-name="P6"/>
      <text:p text:style-name="P6">V. Added entries </text:p>
      <text:p text:style-name="P6"/>
      <text:p text:style-name="P6">Additional names mentioned: </text:p>
      <text:p text:style-name="P6">Additional Places mentioned: </text:p>
      <text:p text:style-name="P6">Additional Dates mentioned:</text:p>
      <text:p text:style-name="P6"/>
      <text:p text:style-name="P6">VI. Notes</text:p>
      <text:p text:style-name="P6"/>
      <text:p text:style-name="P6"/>
      <text:p text:style-name="P6">VII Transcription</text:p>
      <text:p text:style-name="P3">(Symbols: ?=uncertain; []=supplied information; /=end of line)</text:p>
      <text:p text:style-name="P3"><text:line-break/>Form No. 1./</text:p>
      <text:p text:style-name="P2">THE WESTERN UNION TELEGRAPH COMPANY./</text:p>
      <text:p text:style-name="P3">This Company TRANSMITS and DELIVERS messages only on conditions limiting its liability, which have been assented to by the sender of the following message./ <text:s/>Errors can be guarded against only by repeating message back to the sending station for comparison, and the Company will not hold itself liable for errors or delays/ in transmission or delivery of Unrepeated Messages, beyond the amount of tolls paid thereon, nor in any case where the claim is not presented in writing within sixty days/ after the message is filed with the Company for transmission./ This is an UNREPEATED MESSAGE, and is delivered by request of the sender, under the conditions named above./</text:p>
      <text:p text:style-name="P3">THOS. T. ECKERT, General Manager.<text:tab/><text:tab/><text:tab/><text:tab/>NORVIN GREEN, President./</text:p>
      <text:p text:style-name="P4">771 311 46/</text:p>
      <text:p text:style-name="P3">NUMBER<text:tab/>SENT BY<text:tab/>REC'D BY<text:tab/><text:tab/>CHECK/</text:p>
      <text:p text:style-name="P3">270 Ch<text:tab/><text:tab/>Bq<text:tab/><text:tab/>Ch <text:tab/><text:tab/><text:tab/>11 pd<text:tab/><text:tab/>131/</text:p>
      <text:p text:style-name="P4">3[/ inserted by author]23 189/</text:p>
      <text:p text:style-name="P3">RECEIVED at S. E. Cor. Broad St. and So. Penn. Sq., Phila./</text:p>
      <text:p text:style-name="P3">Dated portland[sic!] Ogn 23/</text:p>
      <text:p text:style-name="P3">To Rev Dr S Morais 546 N 5<text:span text:style-name="T1">th</text:span><text:span text:style-name="T2"> St/ Pha/</text:span></text:p>
      <text:p text:style-name="P3"><text:span text:style-name="T2">Merry purin[sic!] may you be/ our guiding star for many/ more <text:s/>Solis Cohen Bernstein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1-25T13:49:25.58</meta:creation-date>
    <dc:date>2012-01-25T13:55:50.91</dc:date>
    <dc:creator>Penn Libraries</dc:creator>
    <meta:editing-duration>PT00H06M25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2" meta:paragraph-count="72" meta:word-count="348" meta:character-count="2346"/>
  </office:meta>
</office:document-meta>
</file>